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1bb150" officeooo:paragraph-rsid="0012dc69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bb150" officeooo:paragraph-rsid="001bb150" style:font-size-asian="12pt" style:font-size-complex="12pt"/>
    </style:style>
    <style:style style:name="P3" style:family="paragraph" style:parent-style-name="Standard">
      <style:text-properties style:font-name="Liberation Serif" officeooo:rsid="0012dc69" officeooo:paragraph-rsid="0012dc69"/>
    </style:style>
    <style:style style:name="P4" style:family="paragraph" style:parent-style-name="Standard">
      <style:paragraph-properties fo:margin-left="0in" fo:margin-right="0in" fo:margin-top="0in" fo:margin-bottom="0in" loext:contextual-spacing="false" fo:text-indent="0in" style:auto-text-indent="false" style:writing-mode="lr-tb"/>
      <style:text-properties fo:color="#ff0000" style:font-name="Liberation Serif" fo:font-size="12pt" fo:language="en" fo:country="US" officeooo:rsid="001bb150" style:font-size-asian="12pt" style:language-asian="en" style:country-asian="US" style:font-name-complex="Times New Roman" style:font-size-complex="12pt" style:language-complex="ar" style:country-complex="SA"/>
    </style:style>
    <style:style style:name="P5" style:family="paragraph" style:parent-style-name="Standard">
      <style:text-properties style:font-name="Liberation Serif" fo:font-size="12pt" fo:language="en" fo:country="US" officeooo:rsid="001bb150" officeooo:paragraph-rsid="001bb150" style:font-size-asian="12pt" style:language-asian="en" style:country-asian="US" style:font-name-complex="Times New Roman" style:font-size-complex="12pt" style:language-complex="ar" style:country-complex="SA"/>
    </style:style>
    <style:style style:name="P6" style:family="paragraph" style:parent-style-name="Standard">
      <style:text-properties style:font-name="Liberation Serif" fo:font-size="12pt" fo:language="en" fo:country="US" officeooo:rsid="001bb150" officeooo:paragraph-rsid="0012dc69" style:font-size-asian="12pt" style:language-asian="en" style:country-asian="US" style:font-name-complex="Times New Roman" style:font-size-complex="12pt" style:language-complex="ar" style:country-complex="SA"/>
    </style:style>
    <style:style style:name="P7" style:family="paragraph" style:parent-style-name="Standard">
      <style:text-properties officeooo:rsid="0012dc69" officeooo:paragraph-rsid="001bb150"/>
    </style:style>
    <style:style style:name="T1" style:family="text">
      <style:text-properties officeooo:rsid="001bb1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2</text:span> a)</text:p>
      <text:p text:style-name="P3"><text:s/></text:p>
      <text:p text:style-name="P2">DRAM CHIP</text:p>
      <text:p text:style-name="P2">8MB, 8bit </text:p>
      <text:p text:style-name="P3"/>
      <text:p text:style-name="P5">8MB = 2^3 * 2^20</text:p>
      <text:p text:style-name="P5"/>
      <text:p text:style-name="P5">8MB/1B = (2^3.2^20.2^3) / (2^0.2^3) = 2^23 endereços =&gt; 23 bits </text:p>
      <text:p text:style-name="P5"/>
      <text:p text:style-name="P5">Assomindo uma construção do chip quadrada e visto que temos 23bits assim utiliza-se 12 bits para as linhas e 12 para as colunas. Assim otamanho do array é:</text:p>
      <text:p text:style-name="P7"/>
      <text:p text:style-name="P6">linhas -&gt; <text:s/>2^10.2^1.2^3 = 2KB</text:p>
      <text:p text:style-name="P6">colunas -&gt; <text:s/>2^10.2^2.2^3 = 4KB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06:21:38.127700861</meta:creation-date>
    <dc:date>2020-01-16T02:07:50.398592357</dc:date>
    <meta:editing-duration>PT46M27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60" meta:character-count="318" meta:non-whitespace-character-count="261"/>
  </office:meta>
</office:document-meta>
</file>